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textarea-vertical-align="middl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color="#000000" draw:fill-color="#cccccc" draw:textarea-horizontal-align="justify" draw:textarea-vertical-align="middle" draw:auto-grow-height="false" fo:min-height="0cm" fo:min-width="0cm" loext:decorative="false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0cm" fo:min-width="0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1.111cm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808080" draw:textarea-horizontal-align="justify" draw:textarea-vertical-align="middle" draw:auto-grow-height="false" fo:min-height="0cm" fo:min-width="0cm" draw:shadow="hidden" loext:decorative="false"/>
    </style:style>
    <style:style style:name="gr7" style:family="graphic" style:parent-style-name="standard">
      <style:graphic-properties svg:stroke-width="0.03cm" svg:stroke-color="#ff3333" draw:marker-start-width="0.31cm" draw:marker-end-width="0.31cm" draw:fill-color="#ffffff" draw:textarea-vertical-align="middle" fo:padding-top="0.14cm" fo:padding-bottom="0.14cm" fo:padding-left="0.265cm" fo:padding-right="0.265cm" loext:decorative="false"/>
    </style:style>
    <style:style style:name="gr8" style:family="graphic">
      <style:graphic-properties loext:decorative="false"/>
    </style:style>
    <style:style style:name="gr9" style:family="graphic" style:parent-style-name="objectwithoutfill">
      <style:graphic-properties svg:stroke-width="0.03cm" svg:stroke-color="#ff3333" draw:marker-start-width="0.295cm" draw:marker-end-width="0.295cm" draw:fill="none" draw:textarea-vertical-align="middle" fo:padding-top="0.14cm" fo:padding-bottom="0.14cm" fo:padding-left="0.265cm" fo:padding-right="0.265cm" loext:decorative="false"/>
    </style:style>
    <style:style style:name="gr10" style:family="graphic" style:parent-style-name="standard">
      <style:graphic-properties svg:stroke-color="#ff3333" draw:marker-start="Arrow" draw:marker-start-width="0.2cm" draw:marker-end="Arrow" draw:marker-end-width="0.2cm" draw:textarea-vertical-align="middle" loext:decorative="false"/>
    </style:style>
    <style:style style:name="gr11" style:family="graphic" style:parent-style-name="standard">
      <style:graphic-properties svg:stroke-color="#000000"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05cm" fo:min-width="13.53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287cm" fo:min-width="7.7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7cm" fo:min-width="20.233cm" loext:decorative="false"/>
      <style:paragraph-properties style:writing-mode="lr-tb"/>
    </style:style>
    <style:style style:name="gr15" style:family="graphic" style:parent-style-name="standard">
      <style:graphic-properties svg:stroke-color="#0000cc" draw:fill-color="#0000cc" draw:textarea-vertical-align="middle" loext:decorative="false"/>
    </style:style>
    <style:style style:name="gr16" style:family="graphic" style:parent-style-name="standard">
      <style:graphic-properties draw:fill-color="#808080" draw:textarea-vertical-align="middle" loext:decorative="false"/>
    </style:style>
    <style:style style:name="gr17" style:family="graphic" style:parent-style-name="standard">
      <style:graphic-properties svg:stroke-color="#000000" draw:fill-color="#cccccc" draw:textarea-horizontal-align="justify" draw:textarea-vertical-align="middle" draw:auto-grow-height="false" fo:min-height="0cm" fo:min-width="0cm" draw:shadow="hidden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05cm" fo:min-width="14.895cm" loext:decorative="false"/>
      <style:paragraph-properties style:writing-mode="lr-tb"/>
    </style:style>
    <style:style style:name="gr19" style:family="graphic" style:parent-style-name="standard">
      <style:graphic-properties svg:stroke-color="#000000" draw:fill-color="#cccccc" draw:textarea-horizontal-align="justify" draw:textarea-vertical-align="middle" draw:auto-grow-height="false" fo:min-height="5.442cm" fo:min-width="11.592cm" loext:decorative="false"/>
    </style:style>
    <style:style style:name="gr20" style:family="graphic" style:parent-style-name="standard">
      <style:graphic-properties draw:fill-color="#dddddd" draw:textarea-horizontal-align="justify" draw:textarea-vertical-align="middle" draw:auto-grow-height="false" fo:min-height="3.632cm" fo:min-width="4.428cm" loext:decorative="false"/>
    </style:style>
    <style:style style:name="gr21" style:family="graphic" style:parent-style-name="objectwithoutfill">
      <style:graphic-properties draw:stroke="dash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22" style:family="graphic" style:parent-style-name="standard">
      <style:graphic-properties svg:stroke-width="0.03cm" svg:stroke-color="#ff3333" draw:marker-start-width="0.31cm" draw:marker-end-width="0.31cm" draw:fill="solid" draw:fill-color="#ffffff" draw:textarea-vertical-align="middle" fo:padding-top="0.14cm" fo:padding-bottom="0.14cm" fo:padding-left="0.265cm" fo:padding-right="0.265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1.433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="none" draw:fill-color="#ffffff"/>
      <style:text-properties fo:color="#ff3333" loext:opacity="100%" style:font-name="Calibri" fo:font-size="12pt" style:font-size-asian="12pt" style:font-size-complex="12pt"/>
    </style:style>
    <style:style style:name="P5" style:family="paragraph">
      <loext:graphic-properties draw:fill-color="#808080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0000cc"/>
      <style:paragraph-properties fo:text-align="center"/>
    </style:style>
    <style:style style:name="P13" style:family="paragraph">
      <loext:graphic-properties draw:fill="none" draw:fill-color="#ffffff"/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ff3333" loext:opacity="100%" style:font-name="Calibri" fo:font-size="12pt" style:font-size-asian="12pt" style:font-size-complex="12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style:text-position="super 58%" fo:font-size="16pt" fo:font-weight="normal" style:font-size-asian="16pt" style:font-weight-asian="normal" style:font-size-complex="16pt" style:font-weight-complex="normal"/>
    </style:style>
    <style:style style:name="T5" style:family="text">
      <style:text-properties style:text-position="0% 100%"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color="#000000" loext:opacity="100%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0.4cm" svg:height="7.4cm" svg:x="3.8cm" svg:y="2.8cm">
          <text:p/>
        </draw:rect>
        <draw:g draw:style-name="gr2">
          <draw:custom-shape draw:style-name="gr3" draw:text-style-name="P2" draw:layer="layout" svg:width="5.8cm" svg:height="3cm" svg:x="11.1cm" svg:y="5cm">
            <text:p/>
            <draw:enhanced-geometry svg:viewBox="0 0 21600 21600" draw:path-stretchpoint-x="10800" draw:path-stretchpoint-y="10800" draw:text-areas="?f3 ?f4 ?f5 ?f6" draw:type="round-rectangle" draw:modifiers="695.87113497500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3cm" svg:height="2.4cm" svg:x="12.5cm" svg:y="5.6cm">
            <text:p/>
            <draw:enhanced-geometry svg:viewBox="0 0 21600 21600" draw:mirror-vertical="true" draw:glue-points="?f6 10800 10800 21600 ?f5 10800 10800 0" draw:text-areas="?f3 ?f3 ?f4 ?f4" draw:type="trapezoid" draw:modifiers="604.59846717760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5" draw:text-style-name="P4" draw:layer="layout" svg:width="1.611cm" svg:height="0.767cm" svg:x="15.139cm" svg:y="7.033cm">
            <draw:text-box>
              <text:p><text:span text:style-name="T1">11mm</text:span></text:p>
            </draw:text-box>
          </draw:frame>
          <draw:path draw:style-name="gr6" draw:text-style-name="P5" draw:layer="layout" svg:width="6.5cm" svg:height="1cm" svg:x="10.75cm" svg:y="5cm" svg:viewBox="0 0 6501 1001" svg:d="M133 0h6235c66 0 133 66 133 133v735c0 5 0 9-1 14v118h-118c-5 1-9 1-14 1h-6235c-5 0-9 0-14-1h-119v-132-268-467c0-67 66-133 133-133z">
            <text:p/>
          </draw:path>
          <draw:circle draw:style-name="gr7" draw:text-style-name="P6" draw:layer="layout" svg:width="2cm" svg:height="2cm" svg:x="13cm" svg:y="5.9cm">
            <text:p/>
          </draw:circle>
          <draw:g draw:style-name="gr8">
            <draw:line draw:style-name="gr9" draw:text-style-name="P7" draw:layer="layout" svg:x1="13.685cm" svg:y1="6.875cm" svg:x2="14.335cm" svg:y2="6.875cm">
              <text:p/>
            </draw:line>
            <draw:line draw:style-name="gr9" draw:text-style-name="P7" draw:layer="layout" svg:x1="14.01cm" svg:y1="6.575cm" svg:x2="14.01cm" svg:y2="7.225cm">
              <text:p/>
            </draw:line>
          </draw:g>
          <draw:frame draw:style-name="gr5" draw:text-style-name="P4" draw:layer="layout" svg:width="1.611cm" svg:height="0.767cm" svg:x="13.195cm" svg:y="7.033cm">
            <draw:text-box>
              <text:p><text:span text:style-name="T1">20mm</text:span></text:p>
            </draw:text-box>
          </draw:frame>
          <draw:line draw:style-name="gr10" draw:text-style-name="P8" draw:layer="layout" svg:x1="15.25cm" svg:y1="6.9cm" svg:x2="15.25cm" svg:y2="8cm">
            <text:p/>
          </draw:line>
        </draw:g>
        <draw:rect draw:style-name="gr11" draw:text-style-name="P7" draw:layer="layout" svg:width="20cm" svg:height="7cm" svg:x="4cm" svg:y="3cm">
          <text:p/>
        </draw:rect>
        <draw:frame draw:style-name="gr12" draw:text-style-name="P9" draw:layer="layout" svg:width="14.039cm" svg:height="1.055cm" svg:x="6.981cm" svg:y="3.6cm">
          <draw:text-box>
            <text:p><text:span text:style-name="T2">Magnetic Sensor Enclosure</text:span></text:p>
          </draw:text-box>
        </draw:frame>
        <draw:frame draw:style-name="gr13" draw:text-style-name="P10" draw:layer="layout" svg:width="8.2cm" svg:height="1.537cm" svg:x="9.9cm" svg:y="8.175cm">
          <draw:text-box>
            <text:p text:style-name="P8"><text:span text:style-name="T3">Really Useful Box</text:span><text:span text:style-name="T4">® </text:span><text:span text:style-name="T3">0.07 Litre</text:span></text:p>
            <text:p text:style-name="P8"><text:span text:style-name="T3">Drilling Guide</text:span></text:p>
          </draw:text-box>
        </draw:frame>
        <draw:frame draw:style-name="gr14" draw:text-style-name="P11" draw:layer="layout" svg:width="20.733cm" svg:height="1.537cm" svg:x="4cm" svg:y="12cm">
          <draw:text-box>
            <text:p text:style-name="P8"><text:span text:style-name="T3">Include the following text in the acknowledgements section of the documentation:</text:span></text:p>
            <text:p text:style-name="P8"><text:span text:style-name="T3">Really Useful Box</text:span><text:span text:style-name="T4">®</text:span><text:span text:style-name="T5"> is a registered trademark of Really Useful Products Ltd</text:span></text:p>
          </draw:text-box>
        </draw:frame>
        <draw:g draw:style-name="gr8">
          <draw:ellipse draw:style-name="gr15" draw:text-style-name="P12" draw:layer="layout" svg:width="4.8cm" svg:height="1.8cm" draw:transform="rotate (-3.14159265358979) translate (16.4cm 6.7cm)" draw:kind="section" draw:start-angle="181.05" draw:end-angle="359.09">
            <text:p/>
          </draw:ellipse>
          <draw:rect draw:style-name="gr15" draw:text-style-name="P12" draw:layer="layout" svg:width="0.3cm" svg:height="1.3cm" svg:x="12cm" svg:y="5.6cm">
            <text:p/>
          </draw:rect>
          <draw:rect draw:style-name="gr15" draw:text-style-name="P12" draw:layer="layout" svg:width="0.3cm" svg:height="1.3cm" svg:x="15.7cm" svg:y="5.6cm">
            <text:p/>
          </draw:rect>
          <draw:rect draw:style-name="gr15" draw:text-style-name="P12" draw:layer="layout" svg:width="0.7cm" svg:height="0.1cm" svg:x="11.9cm" svg:y="6.8cm">
            <text:p/>
          </draw:rect>
          <draw:rect draw:style-name="gr15" draw:text-style-name="P12" draw:layer="layout" svg:width="0.7cm" svg:height="0.1cm" svg:x="15.4cm" svg:y="6.8cm">
            <text:p/>
          </draw:rect>
          <draw:rect draw:style-name="gr16" draw:text-style-name="P5" draw:layer="layout" svg:width="3cm" svg:height="0.4cm" svg:x="12.5cm" svg:y="5.413cm">
            <text:p/>
          </draw:rect>
        </draw:g>
      </draw:page>
      <draw:page draw:name="page2" draw:style-name="dp1" draw:master-page-name="Default">
        <draw:rect draw:style-name="gr1" draw:text-style-name="P1" draw:layer="layout" svg:width="20.4cm" svg:height="10.4cm" svg:x="3.8cm" svg:y="2.8cm">
          <text:p/>
        </draw:rect>
        <draw:g draw:style-name="gr2">
          <draw:path draw:style-name="gr6" draw:text-style-name="P5" draw:layer="layout" svg:width="8.999cm" svg:height="0.999cm" svg:x="13.001cm" svg:y="5.501cm" svg:viewBox="0 0 9000 1000" svg:d="M184 0h8632c91 0 184 66 184 133v734c0 5 0 9-1 14v118h-164c-6 1-13 1-19 1h-8632c-6 0-13 0-20-1h-164v-132-268-466c0-67 91-133 184-133z">
            <text:p/>
          </draw:path>
          <draw:g draw:style-name="gr8">
            <draw:rect draw:style-name="gr15" draw:text-style-name="P12" draw:layer="layout" svg:width="0.193cm" svg:height="0.9cm" svg:x="13.011cm" svg:y="5.5cm">
              <text:p/>
            </draw:rect>
            <draw:rect draw:style-name="gr15" draw:text-style-name="P12" draw:layer="layout" svg:width="0.195cm" svg:height="1.109cm" draw:transform="skewX (0.0333357887130917) rotate (0.482583538176432) translate (13.012cm 6.405cm)">
              <text:p/>
            </draw:rect>
            <draw:circle draw:style-name="gr15" draw:text-style-name="P12" draw:layer="layout" svg:width="0.19cm" svg:height="0.19cm" svg:x="13.009cm" svg:y="5.41cm">
              <text:p/>
            </draw:circle>
          </draw:g>
          <draw:g draw:style-name="gr8">
            <draw:rect draw:style-name="gr15" draw:text-style-name="P12" draw:layer="layout" svg:width="0.193cm" svg:height="0.9cm" svg:x="21.807cm" svg:y="5.501cm">
              <text:p/>
            </draw:rect>
            <draw:rect draw:style-name="gr15" draw:text-style-name="P12" draw:layer="layout" svg:width="0.195cm" svg:height="1.109cm" draw:transform="skewX (-0.0296705972839035) rotate (-0.479616478448042) translate (21.826cm 6.316cm)">
              <text:p/>
            </draw:rect>
            <draw:circle draw:style-name="gr15" draw:text-style-name="P12" draw:layer="layout" svg:width="0.19cm" svg:height="0.19cm" svg:x="21.812cm" svg:y="5.411cm">
              <text:p/>
            </draw:circle>
          </draw:g>
          <draw:path draw:style-name="gr17" draw:text-style-name="P2" draw:layer="layout" svg:width="8cm" svg:height="3.999cm" svg:x="13.487cm" svg:y="6.501cm" svg:viewBox="0 0 8001 4000" svg:d="M145 0h7710c5 0 10 0 15 1h130v115c1 4 1 8 1 13v3741c0 65-73 130-146 130h-7710c-73 0-145-65-145-130v-3158-583-128h130c5-1 10-1 15-1z">
            <text:p/>
          </draw:path>
          <draw:custom-shape draw:style-name="gr4" draw:text-style-name="P3" draw:layer="layout" svg:width="4.4cm" svg:height="4cm" svg:x="15.275cm" svg:y="6.5cm">
            <text:p/>
            <draw:enhanced-geometry svg:viewBox="0 0 21600 21600" draw:mirror-vertical="true" draw:glue-points="?f6 10800 10800 21600 ?f5 10800 10800 0" draw:text-areas="?f3 ?f3 ?f4 ?f4" draw:type="trapezoid" draw:modifiers="667.48466257668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5" draw:text-style-name="P4" draw:layer="layout" svg:width="1.611cm" svg:height="0.767cm" svg:x="18.39cm" svg:y="8.834cm">
            <draw:text-box>
              <text:p><text:span text:style-name="T1">24mm</text:span></text:p>
            </draw:text-box>
          </draw:frame>
          <draw:circle draw:style-name="gr7" draw:text-style-name="P6" draw:layer="layout" svg:width="1.8cm" svg:height="1.8cm" svg:x="16.579cm" svg:y="7.2cm">
            <text:p/>
          </draw:circle>
          <draw:g draw:style-name="gr8">
            <draw:line draw:style-name="gr9" draw:text-style-name="P7" draw:layer="layout" svg:x1="17.164cm" svg:y1="8.075cm" svg:x2="17.814cm" svg:y2="8.075cm">
              <text:p/>
            </draw:line>
            <draw:line draw:style-name="gr9" draw:text-style-name="P7" draw:layer="layout" svg:x1="17.489cm" svg:y1="7.775cm" svg:x2="17.489cm" svg:y2="8.425cm">
              <text:p/>
            </draw:line>
          </draw:g>
          <draw:frame draw:style-name="gr5" draw:text-style-name="P4" draw:layer="layout" svg:width="1.611cm" svg:height="0.767cm" svg:x="16.674cm" svg:y="8.232cm">
            <draw:text-box>
              <text:p><text:span text:style-name="T1">18mm</text:span></text:p>
            </draw:text-box>
          </draw:frame>
          <draw:line draw:style-name="gr10" draw:text-style-name="P8" draw:layer="layout" svg:x1="18.501cm" svg:y1="8.101cm" svg:x2="18.501cm" svg:y2="10.501cm">
            <text:p/>
          </draw:line>
        </draw:g>
        <draw:rect draw:style-name="gr11" draw:text-style-name="P7" draw:layer="layout" svg:width="20cm" svg:height="10cm" svg:x="4cm" svg:y="3cm">
          <text:p/>
        </draw:rect>
        <draw:frame draw:style-name="gr12" draw:text-style-name="P9" draw:layer="layout" svg:width="14.039cm" svg:height="1.055cm" svg:x="6.981cm" svg:y="3.5cm">
          <draw:text-box>
            <text:p><text:span text:style-name="T2">Infra-Red Optical Sensor Enclosure</text:span></text:p>
          </draw:text-box>
        </draw:frame>
        <draw:frame draw:style-name="gr13" draw:text-style-name="P10" draw:layer="layout" svg:width="8.2cm" svg:height="1.537cm" svg:x="9.9cm" svg:y="11.075cm">
          <draw:text-box>
            <text:p text:style-name="P8"><text:span text:style-name="T3">Really Useful Box</text:span><text:span text:style-name="T4">® </text:span><text:span text:style-name="T3">0.14 Litre</text:span></text:p>
            <text:p text:style-name="P8"><text:span text:style-name="T3">Drilling Guide</text:span></text:p>
          </draw:text-box>
        </draw:frame>
        <draw:g draw:style-name="gr2">
          <draw:custom-shape draw:style-name="gr3" draw:text-style-name="P2" draw:layer="layout" svg:width="5.8cm" svg:height="4cm" svg:x="6.35cm" svg:y="6.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95.87113497500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3.1cm" svg:height="4cm" svg:x="7.7cm" svg:y="6.5cm">
            <text:p/>
            <draw:enhanced-geometry svg:viewBox="0 0 21600 21600" draw:mirror-vertical="true" draw:glue-points="?f6 10800 10800 21600 ?f5 10800 10800 0" draw:text-areas="?f3 ?f3 ?f4 ?f4" draw:type="trapezoid" draw:modifiers="828.89390519187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5" draw:text-style-name="P4" draw:layer="layout" svg:width="1.611cm" svg:height="0.767cm" svg:x="10.289cm" svg:y="9.533cm">
            <draw:text-box>
              <text:p><text:span text:style-name="T1">11mm</text:span></text:p>
            </draw:text-box>
          </draw:frame>
          <draw:path draw:style-name="gr6" draw:text-style-name="P5" draw:layer="layout" svg:width="6.5cm" svg:height="1cm" svg:x="6cm" svg:y="5.5cm" svg:viewBox="0 0 6501 1001" svg:d="M133 0h6235c66 0 133 66 133 133v735c0 5 0 9-1 14v118h-118c-5 1-9 1-14 1h-6235c-5 0-9 0-14-1h-119v-132-268-467c0-67 66-133 133-133z">
            <text:p/>
          </draw:path>
          <draw:circle draw:style-name="gr7" draw:text-style-name="P6" draw:layer="layout" svg:width="2cm" svg:height="2cm" svg:x="8.25cm" svg:y="8.4cm">
            <text:p/>
          </draw:circle>
          <draw:g draw:style-name="gr8">
            <draw:line draw:style-name="gr9" draw:text-style-name="P7" draw:layer="layout" svg:x1="8.935cm" svg:y1="9.375cm" svg:x2="9.585cm" svg:y2="9.375cm">
              <text:p/>
            </draw:line>
            <draw:line draw:style-name="gr9" draw:text-style-name="P7" draw:layer="layout" svg:x1="9.26cm" svg:y1="9.075cm" svg:x2="9.26cm" svg:y2="9.725cm">
              <text:p/>
            </draw:line>
          </draw:g>
          <draw:frame draw:style-name="gr5" draw:text-style-name="P4" draw:layer="layout" svg:width="1.611cm" svg:height="0.767cm" svg:x="8.445cm" svg:y="9.533cm">
            <draw:text-box>
              <text:p><text:span text:style-name="T1">20mm</text:span></text:p>
            </draw:text-box>
          </draw:frame>
          <draw:line draw:style-name="gr10" draw:text-style-name="P8" draw:layer="layout" svg:x1="10.4cm" svg:y1="9.4cm" svg:x2="10.4cm" svg:y2="10.5cm">
            <text:p/>
          </draw:line>
          <draw:g draw:style-name="gr8">
            <draw:ellipse draw:style-name="gr15" draw:text-style-name="P12" draw:layer="layout" svg:width="4.8cm" svg:height="1.8cm" draw:transform="rotate (-3.14159265358979) translate (11.65cm 7.2cm)" draw:kind="section" draw:start-angle="181.05" draw:end-angle="359.09">
              <text:p/>
            </draw:ellipse>
            <draw:rect draw:style-name="gr15" draw:text-style-name="P12" draw:layer="layout" svg:width="0.3cm" svg:height="1.3cm" svg:x="7.25cm" svg:y="6.1cm">
              <text:p/>
            </draw:rect>
            <draw:rect draw:style-name="gr15" draw:text-style-name="P12" draw:layer="layout" svg:width="0.3cm" svg:height="1.3cm" svg:x="10.95cm" svg:y="6.1cm">
              <text:p/>
            </draw:rect>
            <draw:rect draw:style-name="gr15" draw:text-style-name="P12" draw:layer="layout" svg:width="0.7cm" svg:height="0.1cm" svg:x="7.15cm" svg:y="7.3cm">
              <text:p/>
            </draw:rect>
            <draw:rect draw:style-name="gr15" draw:text-style-name="P12" draw:layer="layout" svg:width="0.7cm" svg:height="0.1cm" svg:x="10.65cm" svg:y="7.3cm">
              <text:p/>
            </draw:rect>
            <draw:rect draw:style-name="gr16" draw:text-style-name="P5" draw:layer="layout" svg:width="3cm" svg:height="0.4cm" svg:x="7.75cm" svg:y="5.913cm">
              <text:p/>
            </draw:rect>
          </draw:g>
        </draw:g>
      </draw:page>
      <draw:page draw:name="page3" draw:style-name="dp1" draw:master-page-name="Default">
        <draw:rect draw:style-name="gr1" draw:text-style-name="P1" draw:layer="layout" svg:width="20.4cm" svg:height="17.4cm" svg:x="3.8cm" svg:y="1.8cm">
          <text:p/>
        </draw:rect>
        <draw:rect draw:style-name="gr11" draw:text-style-name="P7" draw:layer="layout" svg:width="20cm" svg:height="17cm" svg:x="4cm" svg:y="2cm">
          <text:p/>
        </draw:rect>
        <draw:frame draw:style-name="gr12" draw:text-style-name="P9" draw:layer="layout" svg:width="14.039cm" svg:height="1.055cm" svg:x="6.981cm" svg:y="2.5cm">
          <draw:text-box>
            <text:p><text:span text:style-name="T2">Interface &amp; Power Board Enclosures</text:span></text:p>
          </draw:text-box>
        </draw:frame>
        <draw:frame draw:style-name="gr13" draw:text-style-name="P10" draw:layer="layout" svg:width="8.2cm" svg:height="1.537cm" svg:x="9.9cm" svg:y="17.275cm">
          <draw:text-box>
            <text:p text:style-name="P8"><text:span text:style-name="T3">Really Useful Box</text:span><text:span text:style-name="T4">®</text:span><text:span text:style-name="T3"> 0.75 Litre</text:span></text:p>
            <text:p text:style-name="P8"><text:span text:style-name="T3">Drilling Guides</text:span></text:p>
          </draw:text-box>
        </draw:frame>
        <draw:g draw:style-name="gr2">
          <draw:g draw:style-name="gr2">
            <draw:custom-shape draw:style-name="gr3" draw:text-style-name="P2" draw:layer="layout" svg:width="12.2cm" svg:height="5.8cm" svg:x="7.9cm" svg:y="4cm">
              <text:p/>
              <draw:enhanced-geometry svg:viewBox="0 0 21600 21600" draw:path-stretchpoint-x="10800" draw:path-stretchpoint-y="10800" draw:text-areas="?f3 ?f4 ?f5 ?f6" draw:type="round-rectangle" draw:modifiers="695.87113497500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3" draw:layer="layout" svg:width="6.6cm" svg:height="5.2cm" svg:x="10.7cm" svg:y="4.6cm">
              <text:p/>
              <draw:enhanced-geometry svg:viewBox="0 0 21600 21600" draw:mirror-vertical="true" draw:glue-points="?f6 10800 10800 21600 ?f5 10800 10800 0" draw:text-areas="?f3 ?f3 ?f4 ?f4" draw:type="trapezoid" draw:modifiers="1777.80739753416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5" draw:text-style-name="P4" draw:layer="layout" svg:width="1.611cm" svg:height="0.767cm" svg:x="15.138cm" svg:y="8.633cm">
              <draw:text-box>
                <text:p><text:span text:style-name="T1">15mm</text:span></text:p>
              </draw:text-box>
            </draw:frame>
            <draw:path draw:style-name="gr6" draw:text-style-name="P5" draw:layer="layout" svg:width="13.499cm" svg:height="1.799cm" svg:x="7.25cm" svg:y="4.001cm" svg:viewBox="0 0 13500 1800" svg:d="M276 0h12948c137 0 276 119 276 239v1322c0 8-1 17-2 25v212h-245c-10 1-19 2-29 2h-12948c-10 0-19-1-29-2h-247v-237-482-840c0-120 137-239 276-239z">
              <text:p/>
            </draw:path>
            <draw:circle draw:style-name="gr7" draw:text-style-name="P6" draw:layer="layout" svg:width="2cm" svg:height="2cm" svg:x="12.999cm" svg:y="7.3cm">
              <text:p/>
            </draw:circle>
            <draw:g draw:style-name="gr8">
              <draw:line draw:style-name="gr9" draw:text-style-name="P7" draw:layer="layout" svg:x1="13.694cm" svg:y1="8.275cm" svg:x2="14.344cm" svg:y2="8.275cm">
                <text:p/>
              </draw:line>
              <draw:line draw:style-name="gr9" draw:text-style-name="P7" draw:layer="layout" svg:x1="14.019cm" svg:y1="7.975cm" svg:x2="14.019cm" svg:y2="8.625cm">
                <text:p/>
              </draw:line>
            </draw:g>
            <draw:frame draw:style-name="gr5" draw:text-style-name="P4" draw:layer="layout" svg:width="1.611cm" svg:height="0.767cm" svg:x="13.194cm" svg:y="8.433cm">
              <draw:text-box>
                <text:p><text:span text:style-name="T1">20mm</text:span></text:p>
              </draw:text-box>
            </draw:frame>
            <draw:line draw:style-name="gr10" draw:text-style-name="P8" draw:layer="layout" svg:x1="15.249cm" svg:y1="8.3cm" svg:x2="15.249cm" svg:y2="9.8cm">
              <text:p/>
            </draw:line>
          </draw:g>
          <draw:g draw:style-name="gr8">
            <draw:ellipse draw:style-name="gr15" draw:text-style-name="P12" draw:layer="layout" svg:width="10cm" svg:height="3.1cm" draw:transform="rotate (-3.14159265358979) translate (19.044cm 7cm)" draw:kind="section" draw:start-angle="181.05" draw:end-angle="359.09">
              <text:p/>
            </draw:ellipse>
            <draw:rect draw:style-name="gr15" draw:text-style-name="P12" draw:layer="layout" svg:width="0.4cm" svg:height="1.5cm" svg:x="10.244cm" svg:y="5.4cm">
              <text:p/>
            </draw:rect>
            <draw:rect draw:style-name="gr15" draw:text-style-name="P12" draw:layer="layout" svg:width="0.4cm" svg:height="1.5cm" svg:x="17.344cm" svg:y="5.4cm">
              <text:p/>
            </draw:rect>
            <draw:rect draw:style-name="gr15" draw:text-style-name="P12" draw:layer="layout" svg:width="0.9cm" svg:height="0.2cm" svg:x="10.144cm" svg:y="6.6cm">
              <text:p/>
            </draw:rect>
            <draw:rect draw:style-name="gr15" draw:text-style-name="P12" draw:layer="layout" svg:width="0.9cm" svg:height="0.2cm" svg:x="16.944cm" svg:y="6.6cm">
              <text:p/>
            </draw:rect>
            <draw:rect draw:style-name="gr16" draw:text-style-name="P5" draw:layer="layout" svg:width="5.7cm" svg:height="0.9cm" svg:x="11.144cm" svg:y="4.6cm">
              <text:p/>
            </draw:rect>
          </draw:g>
        </draw:g>
        <draw:g draw:style-name="gr2">
          <draw:g draw:style-name="gr2">
            <draw:custom-shape draw:style-name="gr3" draw:text-style-name="P2" draw:layer="layout" svg:width="12.2cm" svg:height="5.8cm" svg:x="7.899cm" svg:y="11.201cm">
              <text:p/>
              <draw:enhanced-geometry svg:viewBox="0 0 21600 21600" draw:path-stretchpoint-x="10800" draw:path-stretchpoint-y="10800" draw:text-areas="?f3 ?f4 ?f5 ?f6" draw:type="round-rectangle" draw:modifiers="695.87113497500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3" draw:layer="layout" svg:width="6.6cm" svg:height="5.2cm" svg:x="10.699cm" svg:y="11.801cm">
              <text:p/>
              <draw:enhanced-geometry svg:viewBox="0 0 21600 21600" draw:mirror-vertical="true" draw:glue-points="?f6 10800 10800 21600 ?f5 10800 10800 0" draw:text-areas="?f3 ?f3 ?f4 ?f4" draw:type="trapezoid" draw:modifiers="1777.80739753416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5" draw:text-style-name="P4" draw:layer="layout" svg:width="1.611cm" svg:height="0.767cm" svg:x="17.038cm" svg:y="15.834cm">
              <draw:text-box>
                <text:p><text:span text:style-name="T1">15mm</text:span></text:p>
              </draw:text-box>
            </draw:frame>
            <draw:circle draw:style-name="gr7" draw:text-style-name="P6" draw:layer="layout" svg:width="2cm" svg:height="2cm" svg:x="14.699cm" svg:y="14.5cm">
              <text:p/>
            </draw:circle>
            <draw:g draw:style-name="gr8">
              <draw:line draw:style-name="gr9" draw:text-style-name="P7" draw:layer="layout" svg:x1="15.374cm" svg:y1="15.485cm" svg:x2="16.024cm" svg:y2="15.485cm">
                <text:p/>
              </draw:line>
              <draw:line draw:style-name="gr9" draw:text-style-name="P7" draw:layer="layout" svg:x1="15.699cm" svg:y1="15.185cm" svg:x2="15.699cm" svg:y2="15.835cm">
                <text:p/>
              </draw:line>
            </draw:g>
            <draw:frame draw:style-name="gr5" draw:text-style-name="P4" draw:layer="layout" svg:width="1.611cm" svg:height="0.767cm" svg:x="14.894cm" svg:y="15.634cm">
              <draw:text-box>
                <text:p><text:span text:style-name="T1">20mm</text:span></text:p>
              </draw:text-box>
            </draw:frame>
            <draw:line draw:style-name="gr10" draw:text-style-name="P8" draw:layer="layout" svg:x1="16.849cm" svg:y1="15.501cm" svg:x2="16.849cm" svg:y2="17.001cm">
              <text:p/>
            </draw:line>
            <draw:path draw:style-name="gr6" draw:text-style-name="P5" draw:layer="layout" svg:width="13.499cm" svg:height="1.799cm" svg:x="7.25cm" svg:y="11.202cm" svg:viewBox="0 0 13500 1800" svg:d="M276 0h12948c137 0 276 119 276 239v1322c0 8-1 17-2 25v212h-245c-10 1-19 2-29 2h-12948c-10 0-19-1-29-2h-247v-237-482-840c0-120 137-239 276-239z">
              <text:p/>
            </draw:path>
            <draw:circle draw:style-name="gr7" draw:text-style-name="P6" draw:layer="layout" svg:width="2cm" svg:height="2cm" svg:x="11.299cm" svg:y="14.5cm">
              <text:p/>
            </draw:circle>
            <draw:g draw:style-name="gr8">
              <draw:line draw:style-name="gr9" draw:text-style-name="P7" draw:layer="layout" svg:x1="11.974cm" svg:y1="15.495cm" svg:x2="12.624cm" svg:y2="15.495cm">
                <text:p/>
              </draw:line>
              <draw:line draw:style-name="gr9" draw:text-style-name="P7" draw:layer="layout" svg:x1="12.299cm" svg:y1="15.195cm" svg:x2="12.299cm" svg:y2="15.845cm">
                <text:p/>
              </draw:line>
            </draw:g>
            <draw:frame draw:style-name="gr5" draw:text-style-name="P4" draw:layer="layout" svg:width="1.611cm" svg:height="0.767cm" svg:x="11.495cm" svg:y="15.635cm">
              <draw:text-box>
                <text:p><text:span text:style-name="T1">20mm</text:span></text:p>
              </draw:text-box>
            </draw:frame>
            <draw:line draw:style-name="gr10" draw:text-style-name="P8" draw:layer="layout" svg:x1="12.299cm" svg:y1="14.22cm" svg:x2="15.699cm" svg:y2="14.22cm">
              <text:p/>
            </draw:line>
            <draw:frame draw:style-name="gr5" draw:text-style-name="P4" draw:layer="layout" svg:width="1.611cm" svg:height="0.767cm" svg:x="13.239cm" svg:y="13.434cm">
              <draw:text-box>
                <text:p><text:span text:style-name="T1">34mm</text:span></text:p>
              </draw:text-box>
            </draw:frame>
          </draw:g>
          <draw:g draw:style-name="gr8">
            <draw:ellipse draw:style-name="gr15" draw:text-style-name="P12" draw:layer="layout" svg:width="10cm" svg:height="3.1cm" draw:transform="rotate (-3.14159265358979) translate (19.044cm 14.2cm)" draw:kind="section" draw:start-angle="181.05" draw:end-angle="359.09">
              <text:p/>
            </draw:ellipse>
            <draw:rect draw:style-name="gr15" draw:text-style-name="P12" draw:layer="layout" svg:width="0.4cm" svg:height="1.5cm" svg:x="10.244cm" svg:y="12.6cm">
              <text:p/>
            </draw:rect>
            <draw:rect draw:style-name="gr15" draw:text-style-name="P12" draw:layer="layout" svg:width="0.4cm" svg:height="1.5cm" svg:x="17.344cm" svg:y="12.6cm">
              <text:p/>
            </draw:rect>
            <draw:rect draw:style-name="gr15" draw:text-style-name="P12" draw:layer="layout" svg:width="0.9cm" svg:height="0.2cm" svg:x="10.144cm" svg:y="13.8cm">
              <text:p/>
            </draw:rect>
            <draw:rect draw:style-name="gr15" draw:text-style-name="P12" draw:layer="layout" svg:width="0.9cm" svg:height="0.2cm" svg:x="16.944cm" svg:y="13.8cm">
              <text:p/>
            </draw:rect>
            <draw:rect draw:style-name="gr16" draw:text-style-name="P5" draw:layer="layout" svg:width="5.7cm" svg:height="0.9cm" svg:x="11.144cm" svg:y="11.8cm">
              <text:p/>
            </draw:rect>
          </draw:g>
        </draw:g>
      </draw:page>
      <draw:page draw:name="page4" draw:style-name="dp1" draw:master-page-name="Default">
        <draw:rect draw:style-name="gr1" draw:text-style-name="P1" draw:layer="layout" svg:width="20.4cm" svg:height="17.4cm" svg:x="3.8cm" svg:y="1.8cm">
          <text:p/>
        </draw:rect>
        <draw:rect draw:style-name="gr11" draw:text-style-name="P7" draw:layer="layout" svg:width="20cm" svg:height="17cm" svg:x="4cm" svg:y="2cm">
          <text:p/>
        </draw:rect>
        <draw:frame draw:style-name="gr12" draw:text-style-name="P9" draw:layer="layout" svg:width="14.039cm" svg:height="1.055cm" svg:x="6.981cm" svg:y="2.5cm">
          <draw:text-box>
            <text:p><text:span text:style-name="T2">Second PC Board Enclosure</text:span></text:p>
          </draw:text-box>
        </draw:frame>
        <draw:frame draw:style-name="gr13" draw:text-style-name="P10" draw:layer="layout" svg:width="8.2cm" svg:height="1.537cm" svg:x="9.9cm" svg:y="17.275cm">
          <draw:text-box>
            <text:p text:style-name="P8"><text:span text:style-name="T3">Really Useful Box</text:span><text:span text:style-name="T4">®</text:span><text:span text:style-name="T3"> 0.75 Litre</text:span></text:p>
            <text:p text:style-name="P8"><text:span text:style-name="T3">Drilling Guides</text:span></text:p>
          </draw:text-box>
        </draw:frame>
        <draw:g draw:style-name="gr2">
          <draw:g draw:style-name="gr2">
            <draw:custom-shape draw:style-name="gr3" draw:text-style-name="P2" draw:layer="layout" svg:width="12.2cm" svg:height="5.8cm" svg:x="7.9cm" svg:y="4cm">
              <text:p/>
              <draw:enhanced-geometry svg:viewBox="0 0 21600 21600" draw:path-stretchpoint-x="10800" draw:path-stretchpoint-y="10800" draw:text-areas="?f3 ?f4 ?f5 ?f6" draw:type="round-rectangle" draw:modifiers="695.87113497500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3" draw:layer="layout" svg:width="6.6cm" svg:height="5.2cm" svg:x="10.7cm" svg:y="4.6cm">
              <text:p/>
              <draw:enhanced-geometry svg:viewBox="0 0 21600 21600" draw:mirror-vertical="true" draw:glue-points="?f6 10800 10800 21600 ?f5 10800 10800 0" draw:text-areas="?f3 ?f3 ?f4 ?f4" draw:type="trapezoid" draw:modifiers="1777.80739753416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5" draw:text-style-name="P4" draw:layer="layout" svg:width="1.611cm" svg:height="0.767cm" svg:x="15.138cm" svg:y="8.633cm">
              <draw:text-box>
                <text:p><text:span text:style-name="T1">15mm</text:span></text:p>
              </draw:text-box>
            </draw:frame>
            <draw:path draw:style-name="gr6" draw:text-style-name="P5" draw:layer="layout" svg:width="13.499cm" svg:height="1.799cm" svg:x="7.25cm" svg:y="4.001cm" svg:viewBox="0 0 13500 1800" svg:d="M276 0h12948c137 0 276 119 276 239v1322c0 8-1 17-2 25v212h-245c-10 1-19 2-29 2h-12948c-10 0-19-1-29-2h-247v-237-482-840c0-120 137-239 276-239z">
              <text:p/>
            </draw:path>
            <draw:circle draw:style-name="gr7" draw:text-style-name="P6" draw:layer="layout" svg:width="2cm" svg:height="2cm" svg:x="12.999cm" svg:y="7.3cm">
              <text:p/>
            </draw:circle>
            <draw:g draw:style-name="gr8">
              <draw:line draw:style-name="gr9" draw:text-style-name="P7" draw:layer="layout" svg:x1="13.694cm" svg:y1="8.275cm" svg:x2="14.344cm" svg:y2="8.275cm">
                <text:p/>
              </draw:line>
              <draw:line draw:style-name="gr9" draw:text-style-name="P7" draw:layer="layout" svg:x1="14.019cm" svg:y1="7.975cm" svg:x2="14.019cm" svg:y2="8.625cm">
                <text:p/>
              </draw:line>
            </draw:g>
            <draw:frame draw:style-name="gr5" draw:text-style-name="P4" draw:layer="layout" svg:width="1.611cm" svg:height="0.767cm" svg:x="13.194cm" svg:y="8.433cm">
              <draw:text-box>
                <text:p><text:span text:style-name="T1">20mm</text:span></text:p>
              </draw:text-box>
            </draw:frame>
            <draw:line draw:style-name="gr10" draw:text-style-name="P8" draw:layer="layout" svg:x1="15.249cm" svg:y1="8.3cm" svg:x2="15.249cm" svg:y2="9.8cm">
              <text:p/>
            </draw:line>
          </draw:g>
          <draw:g draw:style-name="gr8">
            <draw:ellipse draw:style-name="gr15" draw:text-style-name="P12" draw:layer="layout" svg:width="10cm" svg:height="3.1cm" draw:transform="rotate (-3.14159265358979) translate (19.044cm 7cm)" draw:kind="section" draw:start-angle="181.05" draw:end-angle="359.09">
              <text:p/>
            </draw:ellipse>
            <draw:rect draw:style-name="gr15" draw:text-style-name="P12" draw:layer="layout" svg:width="0.4cm" svg:height="1.5cm" svg:x="10.244cm" svg:y="5.4cm">
              <text:p/>
            </draw:rect>
            <draw:rect draw:style-name="gr15" draw:text-style-name="P12" draw:layer="layout" svg:width="0.4cm" svg:height="1.5cm" svg:x="17.344cm" svg:y="5.4cm">
              <text:p/>
            </draw:rect>
            <draw:rect draw:style-name="gr15" draw:text-style-name="P12" draw:layer="layout" svg:width="0.9cm" svg:height="0.2cm" svg:x="10.144cm" svg:y="6.6cm">
              <text:p/>
            </draw:rect>
            <draw:rect draw:style-name="gr15" draw:text-style-name="P12" draw:layer="layout" svg:width="0.9cm" svg:height="0.2cm" svg:x="16.944cm" svg:y="6.6cm">
              <text:p/>
            </draw:rect>
            <draw:rect draw:style-name="gr16" draw:text-style-name="P5" draw:layer="layout" svg:width="5.7cm" svg:height="0.9cm" svg:x="11.144cm" svg:y="4.6cm">
              <text:p/>
            </draw:rect>
          </draw:g>
        </draw:g>
        <draw:g draw:style-name="gr2">
          <draw:g draw:style-name="gr2">
            <draw:custom-shape draw:style-name="gr3" draw:text-style-name="P2" draw:layer="layout" svg:width="12.2cm" svg:height="5.8cm" svg:x="7.899cm" svg:y="11.201cm">
              <text:p/>
              <draw:enhanced-geometry svg:viewBox="0 0 21600 21600" draw:path-stretchpoint-x="10800" draw:path-stretchpoint-y="10800" draw:text-areas="?f3 ?f4 ?f5 ?f6" draw:type="round-rectangle" draw:modifiers="695.87113497500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3" draw:layer="layout" svg:width="6.6cm" svg:height="5.2cm" svg:x="10.699cm" svg:y="11.801cm">
              <text:p/>
              <draw:enhanced-geometry svg:viewBox="0 0 21600 21600" draw:mirror-vertical="true" draw:glue-points="?f6 10800 10800 21600 ?f5 10800 10800 0" draw:text-areas="?f3 ?f3 ?f4 ?f4" draw:type="trapezoid" draw:modifiers="1777.80739753416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5" draw:text-style-name="P4" draw:layer="layout" svg:width="1.611cm" svg:height="0.767cm" svg:x="17.038cm" svg:y="15.834cm">
              <draw:text-box>
                <text:p><text:span text:style-name="T1">15mm</text:span></text:p>
              </draw:text-box>
            </draw:frame>
            <draw:circle draw:style-name="gr7" draw:text-style-name="P6" draw:layer="layout" svg:width="2cm" svg:height="2cm" svg:x="14.699cm" svg:y="14.5cm">
              <text:p/>
            </draw:circle>
            <draw:g draw:style-name="gr8">
              <draw:line draw:style-name="gr9" draw:text-style-name="P7" draw:layer="layout" svg:x1="15.374cm" svg:y1="15.485cm" svg:x2="16.024cm" svg:y2="15.485cm">
                <text:p/>
              </draw:line>
              <draw:line draw:style-name="gr9" draw:text-style-name="P7" draw:layer="layout" svg:x1="15.699cm" svg:y1="15.185cm" svg:x2="15.699cm" svg:y2="15.835cm">
                <text:p/>
              </draw:line>
            </draw:g>
            <draw:frame draw:style-name="gr5" draw:text-style-name="P4" draw:layer="layout" svg:width="1.611cm" svg:height="0.767cm" svg:x="14.894cm" svg:y="15.634cm">
              <draw:text-box>
                <text:p><text:span text:style-name="T1">20mm</text:span></text:p>
              </draw:text-box>
            </draw:frame>
            <draw:line draw:style-name="gr10" draw:text-style-name="P8" draw:layer="layout" svg:x1="16.849cm" svg:y1="15.501cm" svg:x2="16.849cm" svg:y2="17.001cm">
              <text:p/>
            </draw:line>
            <draw:path draw:style-name="gr6" draw:text-style-name="P5" draw:layer="layout" svg:width="13.499cm" svg:height="1.799cm" svg:x="7.25cm" svg:y="11.202cm" svg:viewBox="0 0 13500 1800" svg:d="M276 0h12948c137 0 276 119 276 239v1322c0 8-1 17-2 25v212h-245c-10 1-19 2-29 2h-12948c-10 0-19-1-29-2h-247v-237-482-840c0-120 137-239 276-239z">
              <text:p/>
            </draw:path>
            <draw:circle draw:style-name="gr7" draw:text-style-name="P6" draw:layer="layout" svg:width="2cm" svg:height="2cm" svg:x="11.299cm" svg:y="14.5cm">
              <text:p/>
            </draw:circle>
            <draw:g draw:style-name="gr8">
              <draw:line draw:style-name="gr9" draw:text-style-name="P7" draw:layer="layout" svg:x1="11.974cm" svg:y1="15.495cm" svg:x2="12.624cm" svg:y2="15.495cm">
                <text:p/>
              </draw:line>
              <draw:line draw:style-name="gr9" draw:text-style-name="P7" draw:layer="layout" svg:x1="12.299cm" svg:y1="15.195cm" svg:x2="12.299cm" svg:y2="15.845cm">
                <text:p/>
              </draw:line>
            </draw:g>
            <draw:frame draw:style-name="gr5" draw:text-style-name="P4" draw:layer="layout" svg:width="1.611cm" svg:height="0.767cm" svg:x="11.495cm" svg:y="15.635cm">
              <draw:text-box>
                <text:p><text:span text:style-name="T1">20mm</text:span></text:p>
              </draw:text-box>
            </draw:frame>
            <draw:line draw:style-name="gr10" draw:text-style-name="P8" draw:layer="layout" svg:x1="12.299cm" svg:y1="14.22cm" svg:x2="15.699cm" svg:y2="14.22cm">
              <text:p/>
            </draw:line>
            <draw:frame draw:style-name="gr5" draw:text-style-name="P4" draw:layer="layout" svg:width="1.611cm" svg:height="0.767cm" svg:x="13.239cm" svg:y="13.434cm">
              <draw:text-box>
                <text:p><text:span text:style-name="T1">34mm</text:span></text:p>
              </draw:text-box>
            </draw:frame>
          </draw:g>
          <draw:g draw:style-name="gr8">
            <draw:ellipse draw:style-name="gr15" draw:text-style-name="P12" draw:layer="layout" svg:width="10cm" svg:height="3.1cm" draw:transform="rotate (-3.14159265358979) translate (19.044cm 14.2cm)" draw:kind="section" draw:start-angle="181.05" draw:end-angle="359.09">
              <text:p/>
            </draw:ellipse>
            <draw:rect draw:style-name="gr15" draw:text-style-name="P12" draw:layer="layout" svg:width="0.4cm" svg:height="1.5cm" svg:x="10.244cm" svg:y="12.6cm">
              <text:p/>
            </draw:rect>
            <draw:rect draw:style-name="gr15" draw:text-style-name="P12" draw:layer="layout" svg:width="0.4cm" svg:height="1.5cm" svg:x="17.344cm" svg:y="12.6cm">
              <text:p/>
            </draw:rect>
            <draw:rect draw:style-name="gr15" draw:text-style-name="P12" draw:layer="layout" svg:width="0.9cm" svg:height="0.2cm" svg:x="10.144cm" svg:y="13.8cm">
              <text:p/>
            </draw:rect>
            <draw:rect draw:style-name="gr15" draw:text-style-name="P12" draw:layer="layout" svg:width="0.9cm" svg:height="0.2cm" svg:x="16.944cm" svg:y="13.8cm">
              <text:p/>
            </draw:rect>
            <draw:rect draw:style-name="gr16" draw:text-style-name="P5" draw:layer="layout" svg:width="5.7cm" svg:height="0.9cm" svg:x="11.144cm" svg:y="11.8cm">
              <text:p/>
            </draw:rect>
          </draw:g>
        </draw:g>
      </draw:page>
      <draw:page draw:name="page5" draw:style-name="dp1" draw:master-page-name="Default">
        <draw:rect draw:style-name="gr1" draw:text-style-name="P1" draw:layer="layout" svg:width="20.4cm" svg:height="10.4cm" svg:x="3.8cm" svg:y="1.8cm">
          <text:p/>
        </draw:rect>
        <draw:rect draw:style-name="gr11" draw:text-style-name="P7" draw:layer="layout" svg:width="20cm" svg:height="10cm" svg:x="4cm" svg:y="2cm">
          <text:p/>
        </draw:rect>
        <draw:frame draw:style-name="gr18" draw:text-style-name="P13" draw:layer="layout" svg:width="15.395cm" svg:height="1.055cm" svg:x="6.31cm" svg:y="2.5cm">
          <draw:text-box>
            <text:p><text:span text:style-name="T6">Alternative Pattern for DB9 Serial Connector</text:span></text:p>
          </draw:text-box>
        </draw:frame>
        <draw:frame draw:style-name="gr13" draw:text-style-name="P10" draw:layer="layout" svg:width="8.2cm" svg:height="1.537cm" svg:x="9.9cm" svg:y="10.175cm">
          <draw:text-box>
            <text:p text:style-name="P8"><text:span text:style-name="T3">Really Useful Box</text:span><text:span text:style-name="T4">®</text:span><text:span text:style-name="T3"> 0.75 Litre</text:span></text:p>
            <text:p text:style-name="P8"><text:span text:style-name="T3">Drilling Guides</text:span></text:p>
          </draw:text-box>
        </draw:frame>
        <draw:g draw:style-name="gr2">
          <draw:custom-shape draw:style-name="gr19" draw:text-style-name="P2" draw:layer="layout" svg:width="12.2cm" svg:height="5.8cm" svg:x="7.9cm" svg:y="4cm">
            <text:p/>
            <draw:enhanced-geometry svg:viewBox="0 0 21600 21600" draw:path-stretchpoint-x="10800" draw:path-stretchpoint-y="10800" draw:text-areas="?f3 ?f4 ?f5 ?f6" draw:type="round-rectangle" draw:modifiers="695.87113497500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3" draw:layer="layout" svg:width="6.6cm" svg:height="5.2cm" svg:x="10.7cm" svg:y="4.6cm">
            <text:p/>
            <draw:enhanced-geometry svg:viewBox="0 0 21600 21600" draw:mirror-vertical="true" draw:glue-points="?f6 10800 10800 21600 ?f5 10800 10800 0" draw:text-areas="?f3 ?f3 ?f4 ?f4" draw:type="trapezoid" draw:modifiers="1777.8073975341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5" draw:text-style-name="P4" draw:layer="layout" svg:width="1.611cm" svg:height="0.767cm" svg:x="16.638cm" svg:y="8.633cm">
            <draw:text-box>
              <text:p><text:span text:style-name="T1">15mm</text:span></text:p>
            </draw:text-box>
          </draw:frame>
          <draw:path draw:style-name="gr6" draw:text-style-name="P5" draw:layer="layout" svg:width="13.499cm" svg:height="1.799cm" svg:x="7.25cm" svg:y="4.001cm" svg:viewBox="0 0 13500 1800" svg:d="M276 0h12948c137 0 276 119 276 239v1322c0 8-1 17-2 25v212h-245c-10 1-19 2-29 2h-12948c-10 0-19-1-29-2h-247v-237-482-840c0-120 137-239 276-239z">
            <text:p/>
          </draw:path>
          <draw:line draw:style-name="gr10" draw:text-style-name="P8" draw:layer="layout" svg:x1="16.749cm" svg:y1="8.3cm" svg:x2="16.749cm" svg:y2="9.8cm">
            <text:p/>
          </draw:line>
          <draw:g draw:style-name="gr8">
            <draw:ellipse draw:style-name="gr15" draw:text-style-name="P12" draw:layer="layout" svg:width="10cm" svg:height="3.1cm" draw:transform="rotate (-3.14159265358979) translate (19.044cm 7cm)" draw:kind="section" draw:start-angle="181.05" draw:end-angle="359.09">
              <text:p/>
            </draw:ellipse>
            <draw:rect draw:style-name="gr15" draw:text-style-name="P12" draw:layer="layout" svg:width="0.4cm" svg:height="1.5cm" svg:x="10.244cm" svg:y="5.4cm">
              <text:p/>
            </draw:rect>
            <draw:rect draw:style-name="gr15" draw:text-style-name="P12" draw:layer="layout" svg:width="0.4cm" svg:height="1.5cm" svg:x="17.344cm" svg:y="5.4cm">
              <text:p/>
            </draw:rect>
            <draw:rect draw:style-name="gr15" draw:text-style-name="P12" draw:layer="layout" svg:width="0.9cm" svg:height="0.2cm" svg:x="10.144cm" svg:y="6.6cm">
              <text:p/>
            </draw:rect>
            <draw:rect draw:style-name="gr15" draw:text-style-name="P12" draw:layer="layout" svg:width="0.9cm" svg:height="0.2cm" svg:x="16.944cm" svg:y="6.6cm">
              <text:p/>
            </draw:rect>
            <draw:rect draw:style-name="gr16" draw:text-style-name="P5" draw:layer="layout" svg:width="5.7cm" svg:height="0.9cm" svg:x="11.144cm" svg:y="4.6cm">
              <text:p/>
            </draw:rect>
          </draw:g>
          <draw:line draw:style-name="gr21" draw:text-style-name="P7" draw:layer="layout" svg:x1="12.5cm" svg:y1="7.291cm" svg:x2="15.5cm" svg:y2="7.291cm">
            <text:p/>
          </draw:line>
          <draw:line draw:style-name="gr21" draw:text-style-name="P7" draw:layer="layout" svg:x1="12.5cm" svg:y1="9.304cm" svg:x2="15.5cm" svg:y2="9.304cm">
            <text:p/>
          </draw:line>
          <draw:circle draw:style-name="gr22" draw:text-style-name="P1" draw:layer="layout" svg:width="2cm" svg:height="2cm" svg:x="14.5cm" svg:y="7.3cm">
            <text:p/>
          </draw:circle>
          <draw:circle draw:style-name="gr7" draw:text-style-name="P6" draw:layer="layout" svg:width="2cm" svg:height="2cm" svg:x="11.5cm" svg:y="7.3cm">
            <text:p/>
          </draw:circle>
          <draw:g draw:style-name="gr8">
            <draw:line draw:style-name="gr9" draw:text-style-name="P7" draw:layer="layout" svg:x1="12.175cm" svg:y1="8.275cm" svg:x2="12.825cm" svg:y2="8.275cm">
              <text:p/>
            </draw:line>
            <draw:line draw:style-name="gr9" draw:text-style-name="P7" draw:layer="layout" svg:x1="12.5cm" svg:y1="7.975cm" svg:x2="12.5cm" svg:y2="8.625cm">
              <text:p/>
            </draw:line>
          </draw:g>
          <draw:g draw:style-name="gr2">
            <draw:g draw:style-name="gr8">
              <draw:line draw:style-name="gr9" draw:text-style-name="P7" draw:layer="layout" svg:x1="15.175cm" svg:y1="8.275cm" svg:x2="15.825cm" svg:y2="8.275cm">
                <text:p/>
              </draw:line>
              <draw:line draw:style-name="gr9" draw:text-style-name="P7" draw:layer="layout" svg:x1="15.5cm" svg:y1="7.975cm" svg:x2="15.5cm" svg:y2="8.625cm">
                <text:p/>
              </draw:line>
            </draw:g>
            <draw:frame draw:style-name="gr5" draw:text-style-name="P4" draw:layer="layout" svg:width="1.611cm" svg:height="0.767cm" svg:x="14.695cm" svg:y="8.455cm">
              <draw:text-box>
                <text:p><text:span text:style-name="T1">20mm</text:span></text:p>
              </draw:text-box>
            </draw:frame>
          </draw:g>
          <draw:frame draw:style-name="gr5" draw:text-style-name="P4" draw:layer="layout" svg:width="1.611cm" svg:height="0.767cm" svg:x="11.697cm" svg:y="8.455cm">
            <draw:text-box>
              <text:p><text:span text:style-name="T1">20mm</text:span></text:p>
            </draw:text-box>
          </draw:frame>
          <draw:line draw:style-name="gr10" draw:text-style-name="P8" draw:layer="layout" svg:x1="12.499cm" svg:y1="6.946cm" svg:x2="15.499cm" svg:y2="6.946cm">
            <text:p/>
          </draw:line>
          <draw:frame draw:style-name="gr23" draw:text-style-name="P4" draw:layer="layout" svg:width="1.933cm" svg:height="0.767cm" svg:x="13.133cm" svg:y="6.333cm">
            <draw:text-box>
              <text:p><text:span text:style-name="T1">30m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Andrew Instone-Cowie</meta:initial-creator>
    <meta:creation-date>2015-02-18T19:42:36.98</meta:creation-date>
    <dc:date>2025-05-07T16:56:25.778000000</dc:date>
    <meta:editing-duration>PT11H45M41S</meta:editing-duration>
    <meta:editing-cycles>49</meta:editing-cycles>
    <meta:generator>LibreOffice/24.8.6.2$Windows_X86_64 LibreOffice_project/6d98ba145e9a8a39fc57bcc76981d1fb1316c60c</meta:generator>
    <meta:document-statistic meta:object-count="194"/>
  </office:meta>
</office:document-meta>
</file>